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ResourceFileObject.open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Resource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sourceFileObject.DynamicResourceFileObject( String fileNam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ResourceFileObject.createUri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sourceFileObject.DynamicResourceFileObject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sourceFileObject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sourceFileObject.closeOutputStream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sourceFileObject.open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